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15" calcext:value-type="float">
            <text:p>25815</text:p>
          </table:table-cell>
          <table:table-cell table:formula="of:=[.DO28]-[.DO54]-[.DO80]" office:value-type="float" office:value="27226" calcext:value-type="float">
            <text:p>27226</text:p>
          </table:table-cell>
          <table:table-cell table:formula="of:=[.DP28]-[.DP54]-[.DP80]" office:value-type="float" office:value="28445" calcext:value-type="float">
            <text:p>284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21" calcext:value-type="float">
            <text:p>23221</text:p>
          </table:table-cell>
          <table:table-cell table:formula="of:=[.DO29]-[.DO55]-[.DO81]" office:value-type="float" office:value="24060" calcext:value-type="float">
            <text:p>24060</text:p>
          </table:table-cell>
          <table:table-cell table:formula="of:=[.DP29]-[.DP55]-[.DP81]" office:value-type="float" office:value="24911" calcext:value-type="float">
            <text:p>249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96" calcext:value-type="float">
            <text:p>-19096</text:p>
          </table:table-cell>
          <table:table-cell table:formula="of:=[.DO52]-[.DO78]-[.DO104]" office:value-type="float" office:value="-20087" calcext:value-type="float">
            <text:p>-20087</text:p>
          </table:table-cell>
          <table:table-cell table:formula="of:=[.DP52]-[.DP78]-[.DP104]" office:value-type="float" office:value="-21106" calcext:value-type="float">
            <text:p>-21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8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+17" office:value-type="float" office:value="29" calcext:value-type="float">
            <text:p>29</text:p>
          </table:table-cell>
          <table:table-cell table:style-name="ce3" table:formula="of:=12+17" office:value-type="float" office:value="29" calcext:value-type="float">
            <text:p>29</text:p>
          </table:table-cell>
          <table:table-cell table:style-name="ce3" table:formula="of:=12+17+15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9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4:42:16.054361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9T14:51:56.554159028</dc:date>
    <meta:editing-duration>PT10H9M47S</meta:editing-duration>
    <meta:editing-cycles>101</meta:editing-cycles>
    <meta:document-statistic meta:table-count="1" meta:cell-count="18840" meta:object-count="0"/>
  </office:meta>
</office:document-meta>
</file>